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fc8c0"/>
    </style:style>
    <style:style style:name="P2" style:family="paragraph" style:parent-style-name="Text_20_body">
      <style:text-properties fo:font-size="14pt" officeooo:rsid="000fc8c0" officeooo:paragraph-rsid="000fc8c0" style:font-size-asian="14pt" style:font-size-complex="14pt"/>
    </style:style>
    <style:style style:name="P3" style:family="paragraph" style:parent-style-name="Text_20_body">
      <style:text-properties fo:font-size="14pt" officeooo:rsid="001496a8" officeooo:paragraph-rsid="0024fdea" style:font-size-asian="14pt" style:font-size-complex="14pt"/>
    </style:style>
    <style:style style:name="P4" style:family="paragraph" style:parent-style-name="Text_20_body">
      <style:text-properties fo:font-size="14pt" officeooo:rsid="001128b1" officeooo:paragraph-rsid="0012c266" style:font-size-asian="14pt" style:font-size-complex="14pt"/>
    </style:style>
    <style:style style:name="P5" style:family="paragraph" style:parent-style-name="Text_20_body">
      <style:text-properties fo:font-size="14pt" officeooo:rsid="001128b1" officeooo:paragraph-rsid="005f0ffd" style:font-size-asian="14pt" style:font-size-complex="14pt"/>
    </style:style>
    <style:style style:name="P6" style:family="paragraph" style:parent-style-name="Text_20_body">
      <style:text-properties fo:font-size="14pt" officeooo:rsid="001d3fb9" officeooo:paragraph-rsid="001ef198" style:font-size-asian="14pt" style:font-size-complex="14pt"/>
    </style:style>
    <style:style style:name="P7" style:family="paragraph" style:parent-style-name="Text_20_body">
      <style:text-properties fo:font-size="14pt" officeooo:rsid="002c8689" officeooo:paragraph-rsid="002c8689" style:font-size-asian="14pt" style:font-size-complex="14pt"/>
    </style:style>
    <style:style style:name="P8" style:family="paragraph" style:parent-style-name="Text_20_body">
      <style:text-properties fo:font-size="14pt" officeooo:rsid="002c8689" officeooo:paragraph-rsid="0047726a" style:font-size-asian="14pt" style:font-size-complex="14pt"/>
    </style:style>
    <style:style style:name="P9" style:family="paragraph" style:parent-style-name="Text_20_body">
      <style:text-properties fo:font-size="14pt" officeooo:rsid="002c8689" officeooo:paragraph-rsid="004cf856" style:font-size-asian="14pt" style:font-size-complex="14pt"/>
    </style:style>
    <style:style style:name="P10" style:family="paragraph" style:parent-style-name="Text_20_body">
      <style:text-properties fo:font-size="14pt" officeooo:rsid="0028a9a1" officeooo:paragraph-rsid="00600bcb" style:font-size-asian="14pt" style:font-size-complex="14pt"/>
    </style:style>
    <style:style style:name="P11" style:family="paragraph" style:parent-style-name="Text_20_body">
      <style:text-properties fo:font-size="20pt" fo:font-weight="normal" officeooo:rsid="002c8689" officeooo:paragraph-rsid="002c8689" style:font-size-asian="20pt" style:font-weight-asian="normal" style:font-size-complex="20pt" style:font-weight-complex="normal"/>
    </style:style>
    <style:style style:name="P12" style:family="paragraph" style:parent-style-name="Text_20_body">
      <style:text-properties fo:font-size="14pt" officeooo:rsid="002c8689" officeooo:paragraph-rsid="002c8689" style:font-size-asian="14pt" style:font-size-complex="14pt"/>
    </style:style>
    <style:style style:name="T1" style:family="text">
      <style:text-properties officeooo:rsid="0012c266"/>
    </style:style>
    <style:style style:name="T2" style:family="text">
      <style:text-properties officeooo:rsid="001496a8"/>
    </style:style>
    <style:style style:name="T3" style:family="text">
      <style:text-properties officeooo:rsid="00164723"/>
    </style:style>
    <style:style style:name="T4" style:family="text">
      <style:text-properties officeooo:rsid="001d3fb9"/>
    </style:style>
    <style:style style:name="T5" style:family="text">
      <style:text-properties officeooo:rsid="001ef198"/>
    </style:style>
    <style:style style:name="T6" style:family="text">
      <style:text-properties officeooo:rsid="002becb3"/>
    </style:style>
    <style:style style:name="T7" style:family="text">
      <style:text-properties officeooo:rsid="002cb05e"/>
    </style:style>
    <style:style style:name="T8" style:family="text">
      <style:text-properties officeooo:rsid="00316b7b"/>
    </style:style>
    <style:style style:name="T9" style:family="text">
      <style:text-properties officeooo:rsid="0034b523"/>
    </style:style>
    <style:style style:name="T10" style:family="text">
      <style:text-properties officeooo:rsid="00374eba"/>
    </style:style>
    <style:style style:name="T11" style:family="text">
      <style:text-properties officeooo:rsid="003942cb"/>
    </style:style>
    <style:style style:name="T12" style:family="text">
      <style:text-properties officeooo:rsid="003968d4"/>
    </style:style>
    <style:style style:name="T13" style:family="text">
      <style:text-properties officeooo:rsid="00457777"/>
    </style:style>
    <style:style style:name="T14" style:family="text">
      <style:text-properties officeooo:rsid="004928bb"/>
    </style:style>
    <style:style style:name="T15" style:family="text">
      <style:text-properties officeooo:rsid="004a2fbd"/>
    </style:style>
    <style:style style:name="T16" style:family="text">
      <style:text-properties officeooo:rsid="004b83e3"/>
    </style:style>
    <style:style style:name="T17" style:family="text">
      <style:text-properties officeooo:rsid="004cf856"/>
    </style:style>
    <style:style style:name="T18" style:family="text">
      <style:text-properties officeooo:rsid="004f3a96"/>
    </style:style>
    <style:style style:name="T19" style:family="text">
      <style:text-properties officeooo:rsid="005b7081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5b7081"/>
    </style:style>
    <style:style style:name="T22" style:family="text">
      <style:text-properties style:text-underline-style="none" officeooo:rsid="005bd760"/>
    </style:style>
    <style:style style:name="T23" style:family="text">
      <style:text-properties officeooo:rsid="005bd760"/>
    </style:style>
    <style:style style:name="T24" style:family="text">
      <style:text-properties officeooo:rsid="005f0ffd"/>
    </style:style>
    <style:style style:name="T25" style:family="text">
      <style:text-properties officeooo:rsid="00600bcb"/>
    </style:style>
    <style:style style:name="T26" style:family="text">
      <style:text-properties fo:font-style="italic" officeooo:rsid="002cb05e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acking interiore</text:p>
      <text:p text:style-name="P1"/>
      <text:p text:style-name="P1"/>
      <text:p text:style-name="P2">Questa lettera è un appello agli hacker che vogliono raggiungere i limiti della conoscenza <text:span text:style-name="T4">e che vogliono cambiare il mondo</text:span>: una conoscenza completa e profonda oltre ad essere fatta di codice, manuali e matematica <text:span text:style-name="T21">è</text:span> fatta di studio della propria anima.</text:p>
      <text:p text:style-name="P4"/>
      <text:p text:style-name="P5">Lo studio della propria anima è un percorso interiore finalizzato a comprendere a fondo temi <text:span text:style-name="T19"><text:s/></text:span>per <text:span text:style-name="T24">sé</text:span> importanti. Ad esempio, io non sopportavo la città perchè quando camminavo per le strade vedevo un fiume di persone che non erano minimamente interessate ai miei problemi e alla mia vita. <text:span text:style-name="T2">Ora</text:span> st<text:span text:style-name="T19">ò</text:span> riscoprendo una fiducia negli altri che mi fa pensare che, in realt<text:span text:style-name="T19">à</text:span>, <text:span text:style-name="T1">tutte le persone hanno un cuore e che, se avessero il tempo, si interesserebbero ai miei problemi, e che già sono sicuramente impegnate a prendersi cura dei loro amici e parenti. Adesso che ho raggiunto queste conclusioni, cammino nelle strade della città con serenità e senza più il peso di prima.<text:line-break/>Questo è un esempio e ci possono essere temi <text:s/>per sé più importanti o meno importanti. </text:span>Man mano che si comprendono questi temi, si ci libera da pesi e si acquisisce coraggio. <text:span text:style-name="T1">Si affrontano difficoltà che erano state messe da parte. Si gode dei frutti che erano stati raccolti da tempo ma che, tuttavia, non venivano consumati. Tutto questo conduce sempre più a una gioia e pace profonda.</text:span></text:p>
      <text:p text:style-name="P3"><text:span text:style-name="T4">Il motivo per cui ti stò invitando a iniziare un percorso interiore è che a me piace tanto,<text:line-break/>lo ritengo importante e credo che anche a te, hacker, che vivi per la conoscenza, piacerà e troverai in esso risultati importanti per la tua vita.<text:line-break/>Inoltre, credo che nella cultura capitalistica in cui ci troviamo ci distraiamo facilmente da ciò che è veramente importante. C'è tutto un mondo nella propria anima che vale la pena di scoprire, curare e far fiorire. La matematica e la tecnologia non bastano ad entrare in questo mondo. Per quanto la tecnologia sia nobile ed al servizio dell'uomo, non è assolutamente sufficiente a fornire all'uomo ciò di cui ha più bisogno. Quando si riesce nell'allineare le proprie forze alla propria anima, si prova una gioia e una pace profonda e intensa. Questo è ciò di cui ogni uomo ha bisogno. Essere felice, infinitamente felice, sempre, in ogni istante della sua vita. Questa pace è come un'estasi, </text:span><text:soft-page-break/><text:span text:style-name="T4">un'estasi che non intossica, ma che, piuttosto, lenisce e guarisce ferite, che dà la forza di dire “la vita è bella”, che fà vedere un mondo nuovo, profondo e sorprendente.<text:line-break/>Così come ogni cosa, non è facile da raggiungere. Però, ogni uomo dovrebbe avere i mezzi per poter spendere la propria vita al fine di raggiungerla.</text:span></text:p>
      <text:p text:style-name="P10">Da buon hacker, usa la tua intuizione, leggi libri, fai pratica, studia da auto-didatta. Fai scoperte, pubblicale, confrontati con amici e altre persone.<text:line-break/>Oltre a tutto cio, è anche, <text:span text:style-name="T23">per quanto ho capito,</text:span> <text:span text:style-name="T20">indispensabile</text:span> che tu sia guidato da un esperto. Ogni cultura ha i suoi maestri: nell'oriente ci sono i maestri Sufi, ancora più ad oriente i maestri Zen. Nella cultura scientifica occidentale, ci sono gli psicologici o psichiatri.<text:line-break/>Un pregiudizio classico è che loro siano utili solo a chi ha seri disturbi interiori. Questo è un pregiudizio. Nulla vieta di intraprendere con uno psichiatra un percorso di perfezionamento interiore. <text:line-break/><text:span text:style-name="T19">È</text:span> indispensabile essere guidati perchè anche se <text:s/>è naturale avere a che fare con la propria anima, ovvero, a prendersi cura di <text:span text:style-name="T25">sé</text:span>, dei propri sogni e desideri, a prendersi cura di chi si vuole bene e dei loro sogni e desideri, <text:span text:style-name="T6">è</text:span> meglio far tesoro dell'esperienza di chi ha fatto molta pratica ed ha studiato, piuttosto che fare tutto da zero. Nell'informatica, quando si scrive un software non è meglio utilizzare le librerie? O quando si vuole risolvere un problema algoritmico, non è <text:span text:style-name="T22">opportuno</text:span> documentarsi sugli algoritmi già sviluppati in passato? Si evitano errori, si procede più velocemente, si risparmia la fatica di fare tutto da zero.<text:line-break/>Così è lo stesso per un percorso interiore.<text:line-break/>Chiaramente, bisogna scegliere un dottore di cui ci si possa fidare. Io, nel mio psichiatra, vedo una persona sinceramente disposta ad ascoltarmi e quello che mi dice, anche se non immediatamente, mi torna utile, mi dà spunti di riflessione, e vedo così cose che prima non vedevo.<text:line-break/><text:span text:style-name="T6">Bisogna anche considerare che i risultati importanti in un percorso interiore non sono immediati. Ci vogliono anni. Per me ci sono voluti 6 anni per avere raggiunto una buona confidenza. Ognuno ha i suoi tempi. C'è chi può impiegare di meno, chi di più, ma il tempo è nell'ordine degli anni.</text:span></text:p>
      <text:p text:style-name="P6">Spendo le ultime parole per spiegare perchè a<text:span text:style-name="T3">ffrontare un percorso interiore è anche necessario se si vuole che le cose nel mondo cambino. </text:span>Quello che<text:span text:style-name="T3"> si capisce </text:span>è <text:span text:style-name="T3">che, inizialmente, molte delle proprie idee </text:span>che cambierebbero le cose nel mondo<text:span text:style-name="T3"> sono un nostro chiedere e pretendere dei cambiamenti nelle persone. Questi cambiamenti non </text:span><text:soft-page-break/><text:span text:style-name="T3">sono semplici da attuare e richiedono una buona dose di sacrificio. Un esempio banale è il ritenere giusto usare Linux e stupido usare Windows. Per chi non è appassionato di informatica, non sarebbe semplice imparare ad usare un nuovo sistema operativo (anche se oggi giorno Linux è diventato molto più usabile).<text:line-break/>Non è</text:span> giusto pretendere. Al massimo, si può chiedere e far vedere il proprio punto di vista. L'altr<text:span text:style-name="T5">a persona</text:span> <text:span text:style-name="T5">è </text:span>poi liber<text:span text:style-name="T5">a</text:span> di scegliere. <text:span text:style-name="T5">Nell'esempio, si può spiegare perchè è meglio usare Linux, senza però prendersela se lei non lo userà e, comprendendo i suoi motivi, continuare ad essere contenti di lei.</text:span><text:line-break/>Ma allora, come può cambiare il mondo?<text:line-break/><text:span text:style-name="T5">Affrontando un percorso interiore ognuno arriva alla sua risposta. La mia è questa: sono sempre più contento delle cose per come sono, perchè, in un certo senso, ognuno nel mondo stà facendo del suo meglio, e anche se potrebbe fare di più, non è facile cambiare. Inoltre, se voglio che qualche atteggiamento cambi, innanzitutto, provo io stesso a cambiare e a portare un mio contributo. Il contributo che posso dare è infinitesimo, tuttavia, per quanto infinitesimo, questo contributo è qualcosa ed è un vero cambiamento. Se tutti apportassero un contributo infinitesimo, la somma totale sarebbe notevole e il mondo cambierebbe davvero.</text:span></text:p>
      <text:p text:style-name="P6"/>
      <text:p text:style-name="P11">Appendice </text:p>
      <text:p text:style-name="P7"/>
      <text:p text:style-name="P7">Questa appendice è per coloro che non <text:span text:style-name="T8">amano</text:span> la religione, <text:span text:style-name="T8">pur essendo</text:span> da piccoli stati educati e introdotti in chiesa. Qui di seguito espongo la mia visione su Dio. <text:span text:style-name="T23">È una mia visione personale, ma la condivido come esempio. Ognuno può arrivare liberamente alla sua visione personale e credere e vivere la sua religione. Se poi, un gruppo di persone si ritrova in una visione personale comune, meglio ancora.</text:span></text:p>
      <text:p text:style-name="P9">Dio sono io<text:span text:style-name="T14"> </text:span>ed ogni altra persona che incontro nella mia vita è Dio.<text:line-break/>Dio è una oggettificazione della mia anima. Il mio cervello crea oggetti: persone, animali, cose (chiamiamoli tutti “oggetti” per comodità). Dio è un qualsiasi “oggetto” <text:span text:style-name="T17">immaginato o vero</text:span> che <text:span text:style-name="T17">io e le persone con cui stò troviamo importante. Tra tutti i possibili oggetti, quelli più importanti siamo noi stessi, ovvero io e ognuna delle persone con cui stò. “Importante” è inteso anche come buono,</text:span> giust<text:span text:style-name="T17">o,</text:span> brav<text:span text:style-name="T17">o, etc...</text:span><text:line-break/>Non c'è bisogno che Dio abbia poteri soprannaturali. Già la natura è sorprendente e i veri poteri sono le capacità che ogni uomo ha e che può sviluppare. Ad esempio, io <text:soft-page-break/>“creo” ogni cosa <text:span text:style-name="T12">che vedo, vivo, sento.</text:span> <text:span text:style-name="T15">L</text:span>e forme, lo spazio, i suoni sono prodotto della mia mente. <text:span text:style-name="T12">Sono un prodotto vero: quando vedo un muro solido, la mente dice “muro solido”, io le credo e così vedo un muro solido. Quindi, io stò “creando” il muro solido. Un altro modo è dire che in realtà il muro non esiste, esso è una mia credenza. La scienza insegna che è meglio verificare le proprie credenze. Allora, quando mi avvicinerò al muro e lo toccherò, potrò rendermi conto se è un muro solido oppure un muro leggero di cartongesso. Ma sarò sempre io a credere una cosa piuttosto che un'altra. Insomma, la verità è un prodotto della mia mente a cui io credo. (È un prodotto utile e a volte importante. Come fà ad essere così, è meglio non chiederlo, ma intuirlo piano piano nel tempo). Così come il muro, ogni altra cosa. Ciò che è vero riguardo l'universo è una serie di verità che degli uomini (gli scienziati) hanno prodotto e a cui loro credono, e a cui io, fidandomi di loro, credo pure.<text:line-break/>Ritornando al discorso delle capacità di ogni uomo, un altro esempio è questo: i</text:span>o non mi perdo e riesco a tornare a casa grazie alla mia capacità di orientarmi. <text:span text:style-name="T16">Ciò che vale per me vale anche per le persone che conosco: esse hanno le mie stesse capacità. E inoltre, l</text:span>e persone più vicine a me, mi conoscono e sono felici per me quando sono felice e si dispiacciono quando sono triste.<text:line-break/><text:span text:style-name="T9">Q</text:span>uest<text:span text:style-name="T10">i</text:span> <text:span text:style-name="T9">esempi sono già</text:span> sorprendent<text:span text:style-name="T9">i</text:span> e miracolos<text:span text:style-name="T11">i. Pensando a queste cose, non ho desiderio di alcun altro miracolo. Certo, i miracoli di guarigione potrebbero essere importanti. Però, il corpo è una macchina meravigliosa: milioni di cellule che collaborano in perfetta sincronia. Anche vivendo per un solo giorno, il mio corpo è riuscito in un'impresa epica. La malattia è un qualche limite o intoppo che incontra la macchina corpo e che può pregiudicare il suo normale funzionamento. Ma pensando alla straordinaria cosa che è il corpo, cosa voglio di più? (Certo, è anche giusto non arrendersi alla malattia e non smettere di sperare nella guarigione).<text:line-break/><text:line-break/></text:span>Dio è anche lo zero: è quella cosa che c'è quando non c'è niente. Quando non ci sono io, quando non c'è nessun altro c'è comunque Dio.<text:line-break/>Come faccio a non esserci? Quando smetto di volere dopo aver avuto a sufficienza, non ci sono più, c'è solo Pace, c'è Dio. A volte è difficile riconoscere di aver già avuto a sufficienza. Ci vuole pratica. Anche se sembra semplice non è banale riuscirci, perchè a volte quando desideriamo o vogliamo qualcosa, è difficile rendersi conto che già abbiamo avuto a sufficienza e che possiamo essere felici così.<text:line-break/>Lo stesso vale per un altra persona: quando <text:span text:style-name="T13">vedo che </text:span>lei (o lui) ha già avuto a sufficienza ed è contenta, c'è solo la sua contentezza, c'è solo <text:span text:style-name="T13">la sua</text:span> Pace.</text:p>
      <text:p text:style-name="P8"><text:soft-page-break/>Dio è una combinazione dello zero, di me stesso e delle altre persone che incontro. Infatti, non sempre sono bravo, non sempre una persona è <text:span text:style-name="T18">buona</text:span>, però c'è lo zero e quindi quando smetto di volere, quando mi accontento a buona ragione di ciò che riesco a fare e di ciò che è una persona, ritrovo Dio.</text:p>
      <text:p text:style-name="P8"/>
      <text:p text:style-name="P7">Perchè questo discorso su Dio? Dio è un concetto utile e importante e ognuno dovrebbe essere in grado di raggiungere le sue conclusioni su Dio, così come ho fatto io. <text:span text:style-name="T7">Chiaramente, rispettando le conclusioni e il credo altrui.<text:line-break/>Intraprendere un percorso interiore fornisce strumenti utili per raggiungere questo fine.</text:span></text:p>
      <text:p text:style-name="P7"/>
      <text:p text:style-name="P7"><text:tab/><text:tab/><text:tab/><text:tab/><text:tab/><text:tab/><text:tab/><text:tab/><text:span text:style-name="T26">Antonio Giovane Uomo</text:span><text:span text:style-name="T7">, 24/06/2018</text:span></text:p>
      <text:p text:style-name="P7"><text:line-break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08:56:14.207393112</meta:creation-date>
    <dc:date>2018-06-30T23:48:34.328841197</dc:date>
    <meta:editing-duration>PT4H15M27S</meta:editing-duration>
    <meta:editing-cycles>60</meta:editing-cycles>
    <meta:generator>LibreOffice/5.1.6.2$Linux_X86_64 LibreOffice_project/10m0$Build-2</meta:generator>
    <meta:document-statistic meta:table-count="0" meta:image-count="0" meta:object-count="0" meta:page-count="5" meta:paragraph-count="13" meta:word-count="1797" meta:character-count="10575" meta:non-whitespace-character-count="8774"/>
  </office:meta>
</office:document-meta>
</file>